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71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3.757cm"/>
    </style:style>
    <style:style style:name="co8" style:family="table-column">
      <style:table-column-properties fo:break-before="auto" style:column-width="3.866cm"/>
    </style:style>
    <style:style style:name="co9" style:family="table-column">
      <style:table-column-properties fo:break-before="auto" style:column-width="3.838cm"/>
    </style:style>
    <style:style style:name="co10" style:family="table-column">
      <style:table-column-properties fo:break-before="auto" style:column-width="4.03cm"/>
    </style:style>
    <style:style style:name="co11" style:family="table-column">
      <style:table-column-properties fo:break-before="auto" style:column-width="3.812cm"/>
    </style:style>
    <style:style style:name="co12" style:family="table-column">
      <style:table-column-properties fo:break-before="auto" style:column-width="3.702cm"/>
    </style:style>
    <style:style style:name="co13" style:family="table-column">
      <style:table-column-properties fo:break-before="auto" style:column-width="4.166cm"/>
    </style:style>
    <style:style style:name="co14" style:family="table-column">
      <style:table-column-properties fo:break-before="auto" style:column-width="4.247cm"/>
    </style:style>
    <style:style style:name="co15" style:family="table-column">
      <style:table-column-properties fo:break-before="auto" style:column-width="3.621cm"/>
    </style:style>
    <style:style style:name="co16" style:family="table-column">
      <style:table-column-properties fo:break-before="auto" style:column-width="4.138cm"/>
    </style:style>
    <style:style style:name="co17" style:family="table-column">
      <style:table-column-properties fo:break-before="auto" style:column-width="7.0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DejaVu Sans" style:font-name-complex="Lohit Hindi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3c3c3c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2" style:family="text">
      <style:text-properties style:font-name-asian="DejaVu Sans" style:font-name-complex="Lohit Hindi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row table:style-name="ro1">
          <table:table-cell office:value-type="string">
            <text:p>Test/Ausgabe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>
            <text:p>check_0</text:p>
          </table:table-cell>
          <table:table-cell office:value-type="string">
            <text:p>_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Test succesfull</text:p>
          </table:table-cell>
          <table:table-cell office:value-type="string">
            <text:p>error(s)</text:p>
          </table:table-cell>
          <table:table-cell/>
        </table:table-row>
        <table:table-row table:style-name="ro2">
          <table:table-cell office:value-type="string">
            <text:p>Test</text:p>
          </table:table-cell>
          <table:table-cell table:style-name="ce1" office:value-type="string">
            <text:p>8_1_write-write.pml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16"/>
          <table:table-cell table:style-name="ce1" office:value-type="string">
            <text:p>8_1_write-write.pml</text:p>
          </table:table-cell>
        </table:table-row>
        <table:table-row table:style-name="ro2">
          <table:table-cell office:value-type="string">
            <text:p>Ausgabe</text:p>
          </table:table-cell>
          <table:table-cell table:style-name="ce2" office:value-type="string">
            <text:p>ausgabe1.<text:span text:style-name="T1">txt</text:span>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table:number-columns-repeated="14"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" office:value-type="string">
            <text:p>ausgabe1.<text:span text:style-name="T1">txt</text:span></text:p>
          </table:table-cell>
        </table:table-row>
        <table:table-row table:style-name="ro2">
          <table:table-cell office:value-type="string">
            <text:p>Test</text:p>
          </table:table-cell>
          <table:table-cell table:style-name="ce1" office:value-type="string">
            <text:p>8_2_read-write.pml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16"/>
          <table:table-cell table:style-name="ce1" office:value-type="string">
            <text:p>8_2_read-write.pml</text:p>
          </table:table-cell>
        </table:table-row>
        <table:table-row table:style-name="ro2">
          <table:table-cell office:value-type="string">
            <text:p>Ausgabe</text:p>
          </table:table-cell>
          <table:table-cell table:style-name="ce2" office:value-type="string">
            <text:p>ausgabe2.<text:span text:style-name="T1">txt</text:span>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table:number-columns-repeated="14"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" office:value-type="string">
            <text:p>ausgabe2.<text:span text:style-name="T1">txt</text:span></text:p>
          </table:table-cell>
        </table:table-row>
        <table:table-row table:style-name="ro2">
          <table:table-cell office:value-type="string">
            <text:p>Test</text:p>
          </table:table-cell>
          <table:table-cell table:style-name="ce1" office:value-type="string">
            <text:p>8_3_write-read.pml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16"/>
          <table:table-cell table:style-name="ce1" office:value-type="string">
            <text:p>8_3_write-read.pml</text:p>
          </table:table-cell>
        </table:table-row>
        <table:table-row table:style-name="ro2">
          <table:table-cell office:value-type="string">
            <text:p>Ausgabe</text:p>
          </table:table-cell>
          <table:table-cell table:style-name="ce2" office:value-type="string">
            <text:p>Ausgabe3.<text:span text:style-name="T1">txt</text:span>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table:number-columns-repeated="14"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" office:value-type="string">
            <text:p>ausgabe3.<text:span text:style-name="T1">txt</text:span></text:p>
          </table:table-cell>
        </table:table-row>
        <table:table-row table:style-name="ro2">
          <table:table-cell office:value-type="string">
            <text:p>Test</text:p>
          </table:table-cell>
          <table:table-cell table:style-name="ce1" office:value-type="string">
            <text:p>8_4_write-read-sameLocation.pml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table:number-columns-repeated="18"/>
          <table:table-cell table:style-name="ce1" office:value-type="string">
            <text:p>8_4_write-read-sameLocation.pml</text:p>
          </table:table-cell>
        </table:table-row>
        <table:table-row table:style-name="ro2">
          <table:table-cell office:value-type="string">
            <text:p>Ausgabe</text:p>
          </table:table-cell>
          <table:table-cell table:style-name="ce2" office:value-type="string">
            <text:p>ausgabe4.<text:span text:style-name="T1">txt</text:span>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table:number-columns-repeated="16"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" office:value-type="string">
            <text:p>ausgabe4.<text:span text:style-name="T1">txt</text:span></text:p>
          </table:table-cell>
        </table:table-row>
        <table:table-row table:style-name="ro2">
          <table:table-cell office:value-type="string">
            <text:p>Test</text:p>
          </table:table-cell>
          <table:table-cell table:style-name="ce1" office:value-type="string">
            <text:p>8_5_forwarding.pml</text:p>
          </table:table-cell>
          <table:table-cell office:value-type="string">
            <text:p>ok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table:style-name="ce3"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table:number-columns-repeated="4"/>
          <table:table-cell table:style-name="ce1" office:value-type="string">
            <text:p>8_5_forwarding.pml</text:p>
          </table:table-cell>
        </table:table-row>
        <table:table-row table:style-name="ro2">
          <table:table-cell office:value-type="string">
            <text:p>Ausgabe</text:p>
          </table:table-cell>
          <table:table-cell table:style-name="ce2" office:value-type="string">
            <text:p>ausgabe5.<text:span text:style-name="T1">txt</text:span></text:p>
          </table:table-cell>
          <table:table-cell office:value-type="string">
            <text:p>state found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" office:value-type="string">
            <text:p>ausgabe5.<text:span text:style-name="T1">txt</text:span></text:p>
          </table:table-cell>
        </table:table-row>
        <table:table-row table:style-name="ro2">
          <table:table-cell office:value-type="string">
            <text:p>Test</text:p>
          </table:table-cell>
          <table:table-cell table:style-name="ce1" office:value-type="string">
            <text:p>8_6_stores.pml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12"/>
          <table:table-cell table:style-name="ce1" office:value-type="string">
            <text:p>8_6_stores.pml</text:p>
          </table:table-cell>
        </table:table-row>
        <table:table-row table:style-name="ro2">
          <table:table-cell office:value-type="string">
            <text:p>Ausgabe</text:p>
          </table:table-cell>
          <table:table-cell table:style-name="ce2" office:value-type="string">
            <text:p>ausgabe6.<text:span text:style-name="T1">txt</text:span>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table:number-columns-repeated="10"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" office:value-type="string">
            <text:p>ausgabe6.<text:span text:style-name="T1">txt</text:span></text:p>
          </table:table-cell>
        </table:table-row>
        <table:table-row table:style-name="ro2">
          <table:table-cell office:value-type="string">
            <text:p>Test</text:p>
          </table:table-cell>
          <table:table-cell table:style-name="ce1" office:value-type="string">
            <text:p>8_7_iriw.pml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4"/>
          <table:table-cell table:style-name="ce1" office:value-type="string">
            <text:p>8_7_iriw.pml</text:p>
          </table:table-cell>
        </table:table-row>
        <table:table-row table:style-name="ro2">
          <table:table-cell office:value-type="string">
            <text:p>Ausgabe</text:p>
          </table:table-cell>
          <table:table-cell table:style-name="ce2" office:value-type="string">
            <text:p>ausgabe7.<text:span text:style-name="T1">txt</text:span>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" office:value-type="string">
            <text:p>ausgabe7.<text:span text:style-name="T1">txt</text:span>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2">
          <table:table-cell office:value-type="string">
            <text:p>Test</text:p>
          </table:table-cell>
          <table:table-cell table:style-name="ce1" office:value-type="string">
            <text:p>8_1_write-write_sc.pml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16"/>
          <table:table-cell table:style-name="ce1" office:value-type="string">
            <text:p>8_1_write-write_sc.pml</text:p>
          </table:table-cell>
        </table:table-row>
        <table:table-row table:style-name="ro2">
          <table:table-cell office:value-type="string">
            <text:p>Ausgabe</text:p>
          </table:table-cell>
          <table:table-cell table:style-name="ce2" office:value-type="string">
            <text:p>ausgabe1_sc.txt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table:number-columns-repeated="14"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" office:value-type="string">
            <text:p>ausgabe1_sc.txt</text:p>
          </table:table-cell>
        </table:table-row>
        <table:table-row table:style-name="ro2">
          <table:table-cell office:value-type="string">
            <text:p>Test</text:p>
          </table:table-cell>
          <table:table-cell table:style-name="ce1" office:value-type="string">
            <text:p>8_2_read-write_sc.pml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16"/>
          <table:table-cell table:style-name="ce1" office:value-type="string">
            <text:p>8_2_read-write_sc.pml</text:p>
          </table:table-cell>
        </table:table-row>
        <table:table-row table:style-name="ro2">
          <table:table-cell office:value-type="string">
            <text:p>Ausgabe</text:p>
          </table:table-cell>
          <table:table-cell table:style-name="ce2" office:value-type="string">
            <text:p>ausgabe2_sc.<text:span text:style-name="T1">txt</text:span>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table:number-columns-repeated="14"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" office:value-type="string">
            <text:p>ausgabe2_sc.<text:span text:style-name="T1">txt</text:span></text:p>
          </table:table-cell>
        </table:table-row>
        <table:table-row table:style-name="ro2">
          <table:table-cell office:value-type="string">
            <text:p>Test</text:p>
          </table:table-cell>
          <table:table-cell table:style-name="ce1" office:value-type="string">
            <text:p>8_3_write-read_sc.pml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16"/>
          <table:table-cell table:style-name="ce1" office:value-type="string">
            <text:p>8_3_write-read_sc.pml</text:p>
          </table:table-cell>
        </table:table-row>
        <table:table-row table:style-name="ro2">
          <table:table-cell office:value-type="string">
            <text:p>Ausgabe</text:p>
          </table:table-cell>
          <table:table-cell office:value-type="string">
            <text:p>ausgabe3_sc.txt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table:number-columns-repeated="14"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ausgabe3_sc.txt</text:p>
          </table:table-cell>
        </table:table-row>
        <table:table-row table:style-name="ro2">
          <table:table-cell office:value-type="string">
            <text:p>Test</text:p>
          </table:table-cell>
          <table:table-cell table:style-name="ce1" office:value-type="string">
            <text:p>8_4_write-read-sameLocation_sc.pml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table:number-columns-repeated="18"/>
          <table:table-cell table:style-name="ce1" office:value-type="string">
            <text:p>8_4_write-read-sameLocation_sc.pml</text:p>
          </table:table-cell>
        </table:table-row>
        <table:table-row table:style-name="ro2">
          <table:table-cell office:value-type="string">
            <text:p>Ausgabe</text:p>
          </table:table-cell>
          <table:table-cell office:value-type="string">
            <text:p>ausgabe4_sc.txt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table:number-columns-repeated="16"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ausgabe4_sc.txt</text:p>
          </table:table-cell>
        </table:table-row>
        <table:table-row table:style-name="ro2">
          <table:table-cell office:value-type="string">
            <text:p>Test</text:p>
          </table:table-cell>
          <table:table-cell table:style-name="ce1" office:value-type="string">
            <text:p>8_5_forwarding_sc.pml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table:style-name="ce3"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table:number-columns-repeated="4"/>
          <table:table-cell table:style-name="ce1" office:value-type="string">
            <text:p>8_5_forwarding_sc.pml</text:p>
          </table:table-cell>
        </table:table-row>
        <table:table-row table:style-name="ro2">
          <table:table-cell office:value-type="string">
            <text:p>Ausgabe</text:p>
          </table:table-cell>
          <table:table-cell office:value-type="string">
            <text:p>ausgabe5_sc.tx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ausgabe5_sc.txt</text:p>
          </table:table-cell>
        </table:table-row>
        <table:table-row table:style-name="ro2">
          <table:table-cell office:value-type="string">
            <text:p>Test</text:p>
          </table:table-cell>
          <table:table-cell table:style-name="ce1" office:value-type="string">
            <text:p>8_6_stores_sc.pml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12"/>
          <table:table-cell table:style-name="ce1" office:value-type="string">
            <text:p>8_6_stores_sc.pml</text:p>
          </table:table-cell>
        </table:table-row>
        <table:table-row table:style-name="ro2">
          <table:table-cell office:value-type="string">
            <text:p>Ausgabe</text:p>
          </table:table-cell>
          <table:table-cell office:value-type="string">
            <text:p>ausgabe6_sc.txt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table:number-columns-repeated="10"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ausgabe6_sc.txt</text:p>
          </table:table-cell>
        </table:table-row>
        <table:table-row table:style-name="ro2">
          <table:table-cell office:value-type="string">
            <text:p>Test</text:p>
          </table:table-cell>
          <table:table-cell table:style-name="ce1" office:value-type="string">
            <text:p>8_7_iriw_sc.pml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4"/>
          <table:table-cell table:style-name="ce1" office:value-type="string">
            <text:p>8_7_iriw_sc.pml</text:p>
          </table:table-cell>
        </table:table-row>
        <table:table-row table:style-name="ro2">
          <table:table-cell office:value-type="string">
            <text:p>Ausgabe</text:p>
          </table:table-cell>
          <table:table-cell office:value-type="string">
            <text:p>ausgabe7_sc.txt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ausgabe7_sc.txt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2">
          <table:table-cell office:value-type="string">
            <text:p>Test</text:p>
          </table:table-cell>
          <table:table-cell office:value-type="string">
            <text:p>p1_read_speculation.pml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table:number-columns-repeated="2"/>
          <table:table-cell office:value-type="string">
            <text:p>p1_read_speculation.pml</text:p>
          </table:table-cell>
        </table:table-row>
        <table:table-row table:style-name="ro2">
          <table:table-cell office:value-type="string">
            <text:p>Ausgabe</text:p>
          </table:table-cell>
          <table:table-cell office:value-type="string">
            <text:p>ausgabe_p1.tx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ausgabe_p1.txt</text:p>
          </table:table-cell>
        </table:table-row>
        <table:table-row table:style-name="ro2">
          <table:table-cell office:value-type="string">
            <text:p>Test</text:p>
          </table:table-cell>
          <table:table-cell office:value-type="string">
            <text:p>p2_write_to_same_location.pml</text:p>
          </table:table-cell>
          <table:table-cell office:value-type="string">
            <text:p>forbidden</text:p>
          </table:table-cell>
          <table:table-cell table:number-columns-repeated="19"/>
          <table:table-cell office:value-type="string">
            <text:p>p2_write_to_same_location.pml</text:p>
          </table:table-cell>
        </table:table-row>
        <table:table-row table:style-name="ro2">
          <table:table-cell office:value-type="string">
            <text:p>Ausgabe</text:p>
          </table:table-cell>
          <table:table-cell office:value-type="string">
            <text:p>ausgabe_p2.txt</text:p>
          </table:table-cell>
          <table:table-cell office:value-type="string">
            <text:p>state does not exist</text:p>
          </table:table-cell>
          <table:table-cell table:number-columns-repeated="17"/>
          <table:table-cell office:value-type="string">
            <text:p>not complete</text:p>
          </table:table-cell>
          <table:table-cell office:value-type="string">
            <text:p>no</text:p>
          </table:table-cell>
          <table:table-cell office:value-type="string">
            <text:p>ausgabe_p2.txt</text:p>
          </table:table-cell>
        </table:table-row>
        <table:table-row table:style-name="ro2">
          <table:table-cell office:value-type="string">
            <text:p>Test</text:p>
          </table:table-cell>
          <table:table-cell office:value-type="string">
            <text:p>p3_write_serilisation.pml</text:p>
          </table:table-cell>
          <table:table-cell office:value-type="string">
            <text:p>forbidden</text:p>
          </table:table-cell>
          <table:table-cell table:number-columns-repeated="19"/>
          <table:table-cell office:value-type="string">
            <text:p>p3_write_serilisation.pml</text:p>
          </table:table-cell>
        </table:table-row>
        <table:table-row table:style-name="ro2">
          <table:table-cell office:value-type="string">
            <text:p>Ausgabe</text:p>
          </table:table-cell>
          <table:table-cell office:value-type="string">
            <text:p>ausgabe_p3.txt</text:p>
          </table:table-cell>
          <table:table-cell office:value-type="string">
            <text:p>state does not exist</text:p>
          </table:table-cell>
          <table:table-cell table:number-columns-repeated="17"/>
          <table:table-cell office:value-type="string">
            <text:p>not complete</text:p>
          </table:table-cell>
          <table:table-cell table:style-name="ce4" office:value-type="string">
            <text:p>no</text:p>
          </table:table-cell>
          <table:table-cell office:value-type="string">
            <text:p>ausgabe_p3.txt</text:p>
          </table:table-cell>
        </table:table-row>
        <table:table-row table:style-name="ro2">
          <table:table-cell office:value-type="string">
            <text:p>Test</text:p>
          </table:table-cell>
          <table:table-cell office:value-type="string">
            <text:p>p4_fence.pml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16"/>
          <table:table-cell office:value-type="string">
            <text:p>p4_fence.pml</text:p>
          </table:table-cell>
        </table:table-row>
        <table:table-row table:style-name="ro2">
          <table:table-cell office:value-type="string">
            <text:p>Ausgabe</text:p>
          </table:table-cell>
          <table:table-cell table:style-name="ce3" office:value-type="string">
            <text:p>ausgabe_p4.txt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table:number-columns-repeated="14"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3" office:value-type="string">
            <text:p>ausgabe_p4.txt</text:p>
          </table:table-cell>
        </table:table-row>
        <table:table-row table:style-name="ro2">
          <table:table-cell office:value-type="string">
            <text:p>Test</text:p>
          </table:table-cell>
          <table:table-cell office:value-type="string">
            <text:p>p5_fence2.pml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table:number-columns-repeated="4"/>
          <table:table-cell office:value-type="string">
            <text:p>p5_fence2.pml</text:p>
          </table:table-cell>
        </table:table-row>
        <table:table-row table:style-name="ro2">
          <table:table-cell office:value-type="string">
            <text:p>Ausgabe</text:p>
          </table:table-cell>
          <table:table-cell table:style-name="ce3" office:value-type="string">
            <text:p>ausgabe_p5.tx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office:value-type="string">
            <text:p>state does not exist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3" office:value-type="string">
            <text:p>ausgabe_p5.txt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2">
          <table:table-cell office:value-type="string">
            <text:p>Test</text:p>
          </table:table-cell>
          <table:table-cell office:value-type="string">
            <text:p>p1_read_speculation_sc.pml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forbidden</text:p>
          </table:table-cell>
          <table:table-cell office:value-type="string">
            <text:p>ok</text:p>
          </table:table-cell>
          <table:table-cell table:number-columns-repeated="2"/>
          <table:table-cell office:value-type="string">
            <text:p>p1_read_speculation_sc.pml</text:p>
          </table:table-cell>
        </table:table-row>
        <table:table-row table:style-name="ro2">
          <table:table-cell office:value-type="string">
            <text:p>Ausgabe</text:p>
          </table:table-cell>
          <table:table-cell office:value-type="string">
            <text:p>ausgabe_p1sc.txt</text:p>
          </table:table-cell>
          <table:table-cell table:style-name="ce3" office:value-type="string">
            <text:p><text:span text:style-name="T2">state found</text:span>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found</text:p>
          </table:table-cell>
          <table:table-cell office:value-type="string">
            <text:p>state does not exist</text:p>
          </table:table-cell>
          <table:table-cell office:value-type="string">
            <text:p>state found</text:p>
          </table:table-cell>
          <table:table-cell office:value-type="string">
            <text:p>NO</text:p>
          </table:table-cell>
          <table:table-cell table:style-name="ce5" office:value-type="float" office:value="1">
            <text:p>1</text:p>
          </table:table-cell>
          <table:table-cell office:value-type="string">
            <text:p>ausgabe_p1sc.txt</text:p>
          </table:table-cell>
        </table:table-row>
        <table:table-row table:style-name="ro2">
          <table:table-cell office:value-type="string">
            <text:p>Test</text:p>
          </table:table-cell>
          <table:table-cell office:value-type="string">
            <text:p>p2_write_to_same_location_sc.pml</text:p>
          </table:table-cell>
          <table:table-cell office:value-type="string">
            <text:p>forbidden</text:p>
          </table:table-cell>
          <table:table-cell table:number-columns-repeated="19"/>
          <table:table-cell office:value-type="string">
            <text:p>p2_write_to_same_location_sc.pml</text:p>
          </table:table-cell>
        </table:table-row>
        <table:table-row table:style-name="ro2">
          <table:table-cell office:value-type="string">
            <text:p>Ausgabe</text:p>
          </table:table-cell>
          <table:table-cell office:value-type="string">
            <text:p>ausgabe_p2sc.txt</text:p>
          </table:table-cell>
          <table:table-cell office:value-type="string">
            <text:p>state does not exist</text:p>
          </table:table-cell>
          <table:table-cell table:number-columns-repeated="17"/>
          <table:table-cell office:value-type="string">
            <text:p>not complete</text:p>
          </table:table-cell>
          <table:table-cell/>
          <table:table-cell office:value-type="string">
            <text:p>ausgabe_p2sc.txt</text:p>
          </table:table-cell>
        </table:table-row>
        <table:table-row table:style-name="ro2">
          <table:table-cell office:value-type="string">
            <text:p>Test</text:p>
          </table:table-cell>
          <table:table-cell office:value-type="string">
            <text:p>p3_write_serilisation_sc.pml</text:p>
          </table:table-cell>
          <table:table-cell office:value-type="string">
            <text:p>forbidden</text:p>
          </table:table-cell>
          <table:table-cell table:number-columns-repeated="19"/>
          <table:table-cell office:value-type="string">
            <text:p>p3_write_serilisation_sc.pml</text:p>
          </table:table-cell>
        </table:table-row>
        <table:table-row table:style-name="ro2">
          <table:table-cell office:value-type="string">
            <text:p>Ausgabe</text:p>
          </table:table-cell>
          <table:table-cell office:value-type="string">
            <text:p>ausgabe_p3sc.txt</text:p>
          </table:table-cell>
          <table:table-cell office:value-type="string">
            <text:p>state does not exist</text:p>
          </table:table-cell>
          <table:table-cell table:number-columns-repeated="17"/>
          <table:table-cell office:value-type="string">
            <text:p>not complete</text:p>
          </table:table-cell>
          <table:table-cell/>
          <table:table-cell office:value-type="string">
            <text:p>ausgabe_p3sc.txt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/>
          <table:table-cell table:number-columns-repeated="21"/>
        </table:table-row>
        <table:table-row table:style-name="ro1" table:number-rows-repeated="1048519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2">00.00.0000</text:date>, <text:time style:data-style-name="N2" text:time-value="0000-00-00T23:37: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ka Mütze</meta:initial-creator>
    <meta:creation-date>2013-08-28T22:57:00</meta:creation-date>
    <dc:date>2013-10-12T00:11:31</dc:date>
    <dc:creator>Annika Mütze</dc:creator>
    <meta:editing-duration>PT7H44M9S</meta:editing-duration>
    <meta:editing-cycles>24</meta:editing-cycles>
    <meta:generator>LibreOffice/4.0.2.2$Linux_X86_64 LibreOffice_project/400m0$Build-2</meta:generator>
    <meta:document-statistic meta:table-count="1" meta:cell-count="531" meta:object-count="0"/>
  </office:meta>
</office:document-meta>
</file>